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officeooo:rsid="000f0f9c" officeooo:paragraph-rsid="000f0f9c" style:font-size-asian="18pt" style:font-size-complex="18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f0f9c" officeooo:paragraph-rsid="000f0f9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f0f9c" officeooo:paragraph-rsid="001746bf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f0f9c" officeooo:paragraph-rsid="001823e0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fo:font-weight="bold" officeooo:rsid="000f0f9c" officeooo:paragraph-rsid="000f0f9c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language="fr" fo:country="FR" fo:font-weight="bold" officeooo:rsid="000f0f9c" officeooo:paragraph-rsid="000f0f9c" style:font-weight-asian="bold" style:font-weight-complex="bold"/>
    </style:style>
    <style:style style:name="T1" style:family="text">
      <style:text-properties officeooo:rsid="00108809"/>
    </style:style>
    <style:style style:name="T2" style:family="text">
      <style:text-properties officeooo:rsid="00118759"/>
    </style:style>
    <style:style style:name="T3" style:family="text">
      <style:text-properties officeooo:rsid="00133de5"/>
    </style:style>
    <style:style style:name="T4" style:family="text">
      <style:text-properties officeooo:rsid="0013cb1b"/>
    </style:style>
    <style:style style:name="T5" style:family="text">
      <style:text-properties officeooo:rsid="0013e498"/>
    </style:style>
    <style:style style:name="T6" style:family="text">
      <style:text-properties officeooo:rsid="0019ab13"/>
    </style:style>
    <style:style style:name="T7" style:family="text">
      <style:text-properties officeooo:rsid="001bbdbb"/>
    </style:style>
    <style:style style:name="T8" style:family="text">
      <style:text-properties officeooo:rsid="001c6586"/>
    </style:style>
    <style:style style:name="T9" style:family="text">
      <style:text-properties officeooo:rsid="001df412"/>
    </style:style>
    <style:style style:name="T10" style:family="text">
      <style:text-properties officeooo:rsid="001ee6f6"/>
    </style:style>
    <style:style style:name="T11" style:family="text">
      <style:text-properties officeooo:rsid="0020d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ériel de Camp</text:p>
      <text:p text:style-name="P6">Sur soit:</text:p>
      <text:p text:style-name="P2">- Uniforme</text:p>
      <text:p text:style-name="P2">- Tenue de Camp</text:p>
      <text:p text:style-name="P2">- Chaussure <text:span text:style-name="T9">de Montagne</text:span></text:p>
      <text:p text:style-name="P2"/>
      <text:p text:style-name="P5">Dans le Sac : <text:span text:style-name="T11">Attention bien prendre deux sacs pour avoir un sac d’alerte</text:span></text:p>
      <text:p text:style-name="P2">-<text:span text:style-name="T1">Sac de couchage</text:span></text:p>
      <text:p text:style-name="P2">- <text:span text:style-name="T1">Tapis de sol</text:span></text:p>
      <text:p text:style-name="P2"/>
      <text:p text:style-name="P2">- Change (1 change complet pour de<text:span text:style-name="T10">ux</text:span> jour<text:span text:style-name="T10">s</text:span>, lessive effectué en milieu de camp)</text:p>
      <text:p text:style-name="P2">- <text:span text:style-name="T1">Sac de linge sale</text:span></text:p>
      <text:p text:style-name="P2">- <text:span text:style-name="T1">Tenue pour dormir</text:span></text:p>
      <text:p text:style-name="P2">- <text:span text:style-name="T1">Couvre chef autre que le béret</text:span></text:p>
      <text:p text:style-name="P2">- <text:span text:style-name="T5">Plaid</text:span></text:p>
      <text:p text:style-name="P2">- <text:span text:style-name="T5">Polaire</text:span></text:p>
      <text:p text:style-name="P2">- <text:span text:style-name="T7">Pantalon</text:span></text:p>
      <text:p text:style-name="P2"/>
      <text:p text:style-name="P2">- <text:span text:style-name="T1">Veste imperméable</text:span></text:p>
      <text:p text:style-name="P2">- <text:span text:style-name="T1">Cape de Pluie</text:span></text:p>
      <text:p text:style-name="P2">- <text:span text:style-name="T1">Sur-Sac</text:span></text:p>
      <text:p text:style-name="P2"/>
      <text:p text:style-name="P2">- <text:span text:style-name="T4">Lessive</text:span></text:p>
      <text:p text:style-name="P2">- <text:span text:style-name="T1">Maillot de bain</text:span></text:p>
      <text:p text:style-name="P2">- <text:span text:style-name="T1">Serviette</text:span></text:p>
      <text:p text:style-name="P2">- <text:span text:style-name="T1">Savon de Marseille</text:span></text:p>
      <text:p text:style-name="P2">- <text:span text:style-name="T3">Brosse à dent, dentifrice</text:span></text:p>
      <text:p text:style-name="P2">- <text:span text:style-name="T7">Bassine (des bassines pliantes existe</text:span><text:span text:style-name="T8">nt</text:span><text:span text:style-name="T7">)</text:span></text:p>
      <text:p text:style-name="P2"/>
      <text:p text:style-name="P2">- <text:span text:style-name="T1">Gamelle, couvert, quart</text:span></text:p>
      <text:p text:style-name="P2">- <text:span text:style-name="T1">Couteau</text:span></text:p>
      <text:p text:style-name="P2">- <text:span text:style-name="T2">Torchons</text:span></text:p>
      <text:p text:style-name="P2">- <text:span text:style-name="T2">Papier Journal, briquet/ allumette</text:span></text:p>
      <text:p text:style-name="P2"/>
      <text:p text:style-name="P2">- <text:span text:style-name="T3">Foulards de jeu</text:span></text:p>
      <text:p text:style-name="P2">- <text:span text:style-name="T3">Boussole</text:span></text:p>
      <text:p text:style-name="P2">- <text:span text:style-name="T3">Ficelle</text:span></text:p>
      <text:p text:style-name="P3">- <text:span text:style-name="T3">Papier Crayon</text:span></text:p>
      <text:p text:style-name="P3"/>
      <text:p text:style-name="P4">- <text:span text:style-name="T3">Déguisement</text:span></text:p>
      <text:p text:style-name="P2">- <text:span text:style-name="T3">Hodari</text:span></text:p>
      <text:p text:style-name="P2">- <text:span text:style-name="T3">Lampe de Poche</text:span></text:p>
      <text:p text:style-name="P2">- <text:span text:style-name="T3">Pile de rechange</text:span></text:p>
      <text:p text:style-name="P2"/>
      <text:p text:style-name="P2">- <text:span text:style-name="T3">2 L d’eau</text:span></text:p>
      <text:p text:style-name="P2">- <text:span text:style-name="T3">Carnet de Progression</text:span></text:p>
      <text:p text:style-name="P2">- <text:span text:style-name="T6">Basket</text:span></text:p>
      <text:p text:style-name="P2">- <text:span text:style-name="T6">Lunette de Soleil</text:span></text:p>
      <text:p text:style-name="P2">- <text:span text:style-name="T6">Crème solaire</text:span></text:p>
      <text:p text:style-name="P2">- <text:span text:style-name="T6">Anti- Moustique</text:span></text:p>
      <text:p text:style-name="P2">- <text:span text:style-name="T6">Enveloppe, papier et timbre (si volonté d’écrire des lettre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09:19:55.629950465</meta:creation-date>
    <dc:date>2021-06-13T17:33:32.461284186</dc:date>
    <meta:editing-duration>PT1H17M23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1" meta:paragraph-count="43" meta:word-count="170" meta:character-count="862" meta:non-whitespace-character-count="735"/>
  </office:meta>
</office:document-meta>
</file>